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ildcardTheRestPathElem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TheRestPathElement.getCh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TheRestPathElement.matches( int pathIndex , PathPattern . MatchingContext matchingContex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WildcardTheRestPathElement.getNormalized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TheRestPathElement.getWildcard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ildcardTheRestPathElement.WildcardTheRestPathElement( int pos , char se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